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3.48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747cm"/>
    </style:style>
    <style:style style:name="Recibo1.D" style:family="table-column">
      <style:table-column-properties style:column-width="2.993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238cm"/>
    </style:style>
    <style:style style:name="Tabla1" style:family="table">
      <style:table-properties style:width="13.573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708cm"/>
    </style:style>
    <style:style style:name="Tabla1.D" style:family="table-column">
      <style:table-column-properties style:column-width="3.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1.79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04a0cf" officeooo:paragraph-rsid="0019fd82" style:font-size-asian="9pt" style:font-weight-asian="bold" style:font-size-complex="9pt" style:font-weight-complex="bold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14b791" officeooo:paragraph-rsid="0019fd82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8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9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1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13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16" style:family="paragraph" style:parent-style-name="Standard">
      <style:text-properties style:font-name="Arial" officeooo:paragraph-rsid="0004a0cf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9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20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21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22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24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2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">Original</text:p>
            <text:p text:style-name="P8">Recibo Nro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8">APELLIDO Y NOMBRE</text:p>
            <text:p text:style-name="P1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8">TIPO Y NRO DE DOCUMENTO <text:s text:c="21"/></text:p>
            <text:p text:style-name="P10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9">CUIT</text:p>
            <text:p text:style-name="P11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8">FECHA DE INGRESO <text:s text:c="36"/></text:p>
            <text:p text:style-name="P10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9">PERIODO DE LIQUIDACIÓN</text:p>
            <text:p text:style-name="P11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8">LUGAR DE TRABAJO <text:s text:c="35"/></text:p>
            <text:p text:style-name="P10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9">CATEGORÍA PROFESIONAL</text:p>
            <text:p text:style-name="P11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2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6"/>
          </table:table-cell>
          <table:table-cell table:style-name="Recibo1.A3" table:number-columns-spanned="2" office:value-type="string">
            <text:p text:style-name="P27">RETORNO</text:p>
          </table:table-cell>
          <table:covered-table-cell/>
          <table:table-cell table:style-name="Recibo1.A2" office:value-type="string">
            <text:p text:style-name="P27">DEDUCCIONES</text:p>
          </table:table-cell>
        </table:table-row>
        <table:table-row>
          <table:table-cell table:style-name="Recibo1.A3" office:value-type="string">
            <text:p text:style-name="P32"><text:placeholder text:placeholder-type="text">&lt;concepto_liquidado&gt;</text:placeholder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Recibo1.A3" table:number-columns-spanned="2" office:value-type="string">
            <text:p text:style-name="P28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8"/>
          </table:table-cell>
        </table:table-row>
        <table:table-row>
          <table:table-cell table:style-name="Recibo1.A3" office:value-type="string">
            <text:p text:style-name="P24">TOTAL</text:p>
          </table:table-cell>
          <table:table-cell table:style-name="Recibo1.A3" table:number-columns-spanned="2" office:value-type="string">
            <text:p text:style-name="P29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7"/>
          </table:table-cell>
        </table:table-row>
        <table:table-row>
          <table:table-cell table:style-name="Recibo1.A2" table:number-columns-spanned="4" office:value-type="string">
            <text:p text:style-name="P21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2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4"/>
            <text:p text:style-name="P4"/>
            <text:p text:style-name="P4"/>
            <text:p text:style-name="P4"><text:placeholder text:placeholder-type="text">&lt;responsable_administrativo&gt;</text:placeholder></text:p>
            <text:p text:style-name="P23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6"><text:s text:c="3"/></text:span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3">Duplicado</text:p>
            <text:p text:style-name="P5"><text:span text:style-name="T6">R</text:span><text:span text:style-name="T5">ecibo Nro</text:span></text:p>
            <text:p text:style-name="P7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8">APELLIDO Y NOMBRE</text:p>
            <text:p text:style-name="P1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8">TIPO Y NRO DE DOCUMENTO <text:s text:c="21"/></text:p>
            <text:p text:style-name="P10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20">CUIT</text:p>
            <text:p text:style-name="P12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8">FECHA DE INGRESO <text:s text:c="36"/></text:p>
            <text:p text:style-name="P10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20">PERIODO DE LIQUIDACIÓN</text:p>
            <text:p text:style-name="P12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8">LUGAR DE TRABAJO <text:s text:c="35"/></text:p>
            <text:p text:style-name="P10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20">CATEGORÍA PROFESIONAL</text:p>
            <text:p text:style-name="P12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2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6">CONCEPTO</text:p>
          </table:table-cell>
          <table:table-cell table:style-name="Tabla1.A3" table:number-columns-spanned="2" office:value-type="string">
            <text:p text:style-name="P26">RETORNO</text:p>
          </table:table-cell>
          <table:covered-table-cell/>
          <table:table-cell table:style-name="Tabla1.A2" office:value-type="string">
            <text:p text:style-name="P26">DEDUCCIONES</text:p>
          </table:table-cell>
        </table:table-row>
        <table:table-row table:style-name="Tabla1.8">
          <table:table-cell table:style-name="Tabla1.A3" office:value-type="string">
            <text:p text:style-name="P32"><text:placeholder text:placeholder-type="text">&lt;concepto_liquidado&gt;</text:placeholder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1.A3" table:number-columns-spanned="2" office:value-type="string">
            <text:p text:style-name="P28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8"/>
          </table:table-cell>
        </table:table-row>
        <table:table-row table:style-name="Tabla1.9">
          <table:table-cell table:style-name="Tabla1.A3" office:value-type="string">
            <text:p text:style-name="P24">TOTAL</text:p>
          </table:table-cell>
          <table:table-cell table:style-name="Tabla1.A3" table:number-columns-spanned="2" office:value-type="string">
            <text:p text:style-name="P30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7"/>
          </table:table-cell>
        </table:table-row>
        <table:table-row>
          <table:table-cell table:style-name="Tabla1.A2" table:number-columns-spanned="4" office:value-type="string">
            <text:p text:style-name="P21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4"/>
            <text:p text:style-name="P4"/>
            <text:p text:style-name="P13"/>
            <text:p text:style-name="P13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  <text:p text:style-name="P23"/>
          </table:table-cell>
          <table:covered-table-cell/>
          <table:covered-table-cell/>
          <table:covered-table-cell/>
        </table:table-row>
      </table:table>
      <text:p text:style-name="P16"/>
      <text:p text:style-name="P16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0.499cm" fo:margin-right="0.499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17:15:07.028319198</dc:date>
    <meta:editing-duration>PT5H51M44S</meta:editing-duration>
    <meta:editing-cycles>29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139" meta:character-count="2414" meta:non-whitespace-character-count="1623"/>
  </office:meta>
</office:document-meta>
</file>